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roid Sans Devanagari" svg:font-family="'Droid Sans Devanagari'"/>
    <style:font-face style:name="GOST type B" svg:font-family="'GOST type B'"/>
    <style:font-face style:name="GOST type B1" svg:font-family="'GOST type B'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MasterPage2">
      <style:table-properties style:width="26.081cm" fo:margin-left="-0.191cm" style:page-number="auto" table:align="left"/>
    </style:style>
    <style:style style:name="Таблица1.A" style:family="table-column">
      <style:table-column-properties style:column-width="2.803cm"/>
    </style:style>
    <style:style style:name="Таблица1.B" style:family="table-column">
      <style:table-column-properties style:column-width="5.655cm"/>
    </style:style>
    <style:style style:name="Таблица1.C" style:family="table-column">
      <style:table-column-properties style:column-width="3.911cm"/>
    </style:style>
    <style:style style:name="Таблица1.D" style:family="table-column">
      <style:table-column-properties style:column-width="4.521cm"/>
    </style:style>
    <style:style style:name="Таблица1.E" style:family="table-column">
      <style:table-column-properties style:column-width="3.145cm"/>
    </style:style>
    <style:style style:name="Таблица1.F" style:family="table-column">
      <style:table-column-properties style:column-width="2.561cm"/>
    </style:style>
    <style:style style:name="Таблица1.G" style:family="table-column">
      <style:table-column-properties style:column-width="3.485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6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7" style:family="table-row">
      <style:table-row-properties style:min-row-height="0.607cm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11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12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13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A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B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C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D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E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F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Таблица1.G14" style:family="table-cell">
      <style:table-cell-properties style:vertical-align="middle" fo:padding-left="0.191cm" fo:padding-right="0.191cm" fo:padding-top="0cm" fo:padding-bottom="0cm" fo:border="0.5pt solid #000000" style:direction="ltr" fo:wrap-option="wrap" style:writing-mode="lr-tb"/>
    </style:style>
    <style:style style:name="P1" style:family="paragraph" style:parent-style-name="Standard">
      <style:text-properties style:font-name="GOST type B1" fo:font-size="12pt" fo:font-style="italic" fo:font-weight="bold" officeooo:paragraph-rsid="000010ab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GOST type B1" fo:font-size="12pt" fo:language="ru" fo:country="RU" fo:font-style="italic" fo:font-weight="bold" officeooo:rsid="001c914e" officeooo:paragraph-rsid="000010ab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GOST type B1" fo:font-size="12pt" fo:language="ru" fo:country="RU" fo:font-style="italic" fo:font-weight="bold" officeooo:paragraph-rsid="000010ab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OST type B" fo:font-size="12pt" fo:language="ru" fo:country="RU" fo:font-style="italic" fo:font-weight="bold" style:font-name-asian="Calibri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GOST type B" fo:font-size="12pt" fo:language="ru" fo:country="RU" fo:font-style="italic" fo:font-weight="bold" style:font-name-asian="Calibri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GOST type B" fo:font-size="12pt" fo:language="ru" fo:country="RU" fo:font-style="italic" fo:font-weight="bold" style:font-name-asian="Calibri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998cm"/>
          <style:tab-stop style:position="3.23cm"/>
          <style:tab-stop style:position="4.845cm"/>
          <style:tab-stop style:position="6.461cm"/>
          <style:tab-stop style:position="8.077cm"/>
          <style:tab-stop style:position="9.693cm"/>
          <style:tab-stop style:position="11.31cm"/>
          <style:tab-stop style:position="12.92cm"/>
          <style:tab-stop style:position="14.54cm"/>
          <style:tab-stop style:position="16.161cm"/>
          <style:tab-stop style:position="17.769cm"/>
          <style:tab-stop style:position="19.39cm"/>
          <style:tab-stop style:position="21.001cm"/>
          <style:tab-stop style:position="22.62cm"/>
          <style:tab-stop style:position="24.239cm"/>
          <style:tab-stop style:position="25.85cm"/>
        </style:tab-stops>
      </style:paragraph-properties>
      <style:text-properties style:font-name="GOST type B" fo:font-size="12pt" fo:language="ru" fo:country="RU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GOST type B" fo:font-size="12pt" fo:language="ru" fo:country="RU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998cm"/>
        </style:tab-stops>
      </style:paragraph-properties>
      <style:text-properties style:font-name="GOST type B" fo:font-size="12pt" fo:language="ru" fo:country="RU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GOST type B" fo:font-size="12pt" fo:language="ru" fo:country="RU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OST type B" fo:font-size="12pt" fo:language="ru" fo:country="RU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2" style:family="paragraph" style:parent-style-name="Standard">
      <style:text-properties style:font-name="GOST type B" fo:font-size="12pt" fo:language="ru" fo:country="RU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GOST type B" fo:font-size="12pt" fo:language="en" fo:country="US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OST type B" fo:font-size="12pt" fo:language="en" fo:country="US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GOST type B" fo:font-size="11pt" fo:language="ru" fo:country="RU" officeooo:paragraph-rsid="000010ab" style:font-name-asian="GOST type B" style:font-name-complex="GOST type B"/>
    </style:style>
    <style:style style:name="P16" style:family="paragraph" style:parent-style-name="Standard">
      <style:text-properties style:font-name="GOST type B" style:font-name-asian="GOST type B" style:font-name-complex="GOST type B"/>
    </style:style>
    <style:style style:name="P17" style:family="paragraph" style:parent-style-name="Standard">
      <style:text-properties style:font-name="GOST type B" fo:font-size="13pt" fo:font-style="italic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101cm" fo:text-indent="0cm" style:auto-text-indent="false" fo:padding="0cm" fo:border="none"/>
      <style:text-properties fo:color="#000000" loext:opacity="100%" style:font-name="GOST type B" fo:font-size="12pt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19" style:family="paragraph" style:parent-style-name="Standard">
      <style:paragraph-properties fo:margin-left="0cm" fo:margin-right="0cm" style:line-height-at-least="0.487cm" fo:text-indent="0cm" style:auto-text-indent="false" fo:padding="0cm" fo:border="none"/>
      <style:text-properties fo:color="#000000" loext:opacity="100%" style:font-name="GOST type B" fo:font-size="12pt" fo:font-style="italic" fo:font-weight="bold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101cm" fo:text-indent="0cm" style:auto-text-indent="false" fo:padding="0cm" fo:border="none"/>
      <style:text-properties fo:color="#000000" loext:opacity="100%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.101cm" fo:text-indent="0cm" style:auto-text-indent="false" fo:padding="0cm" fo:border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2pt" fo:language="ru" fo:country="RU" fo:font-style="italic" fo:font-weight="bold" officeooo:paragraph-rsid="00003824" style:font-name-asian="GOST type B" style:font-size-asian="12pt" style:font-style-asian="italic" style:font-weight-asian="bold" style:font-name-complex="GOST type B" style:font-size-complex="12pt" style:font-style-complex="italic" style:font-weight-complex="bold"/>
    </style:style>
    <style:style style:name="P23" style:family="paragraph" style:parent-style-name="Standard">
      <style:text-properties style:font-name="Times New Roman1" fo:font-style="italic" fo:font-weight="bold" officeooo:paragraph-rsid="00003824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2pt" fo:language="en" fo:country="US" fo:font-style="italic" fo:font-weight="bold" officeooo:paragraph-rsid="00003824" style:font-name-asian="GOST type B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25" style:family="paragraph" style:parent-style-name="Standard">
      <style:text-properties style:font-name="Times New Roman1" fo:font-size="12pt" fo:font-style="italic" fo:font-weight="bold" officeooo:paragraph-rsid="00003824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26" style:family="paragraph" style:parent-style-name="List_20_Paragraph" style:list-style-name="WWNum3">
      <style:text-properties style:font-name="GOST type B1" fo:font-size="12pt" fo:font-style="italic" fo:font-weight="bold" officeooo:paragraph-rsid="000010ab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1" style:family="text">
      <style:text-properties style:font-name="GOST type B" fo:font-size="13pt" fo:font-style="italic"/>
    </style:style>
    <style:style style:name="T2" style:family="text">
      <style:text-properties fo:font-size="12pt" style:font-size-asian="12pt" style:font-name-complex="Times New Roman2" style:font-size-complex="12pt"/>
    </style:style>
    <style:style style:name="T3" style:family="text">
      <style:text-properties fo:font-size="12pt" officeooo:rsid="00003824" style:font-size-asian="12pt" style:font-name-complex="Times New Roman2" style:font-size-complex="12pt"/>
    </style:style>
    <style:style style:name="T4" style:family="text">
      <style:text-properties fo:font-size="12pt" officeooo:rsid="0000b6fe" style:font-size-asian="12pt" style:font-name-complex="Times New Roman2" style:font-size-complex="12pt"/>
    </style:style>
    <style:style style:name="T5" style:family="text">
      <style:text-properties fo:font-size="12pt" fo:language="en" fo:country="US" style:font-size-asian="12pt" style:font-name-complex="Times New Roman2" style:font-size-complex="12pt"/>
    </style:style>
    <style:style style:name="T6" style:family="text">
      <style:text-properties officeooo:rsid="000010ab"/>
    </style:style>
    <style:style style:name="T7" style:family="text">
      <style:text-properties style:font-name="GOST type B1" fo:font-size="12pt" fo:font-style="italic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8" style:family="text">
      <style:text-properties style:font-name="GOST type B1" fo:font-size="12pt" fo:font-style="italic" fo:font-weight="bold" officeooo:rsid="000010ab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9" style:family="text">
      <style:text-properties style:font-name="GOST type B1" fo:font-size="12pt" fo:font-style="italic" fo:font-weight="bold" officeooo:rsid="00208a20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10" style:family="text">
      <style:text-properties style:font-name-complex="Times New Roman2"/>
    </style:style>
    <style:style style:name="T11" style:family="text">
      <style:text-properties officeooo:rsid="000010ab" style:font-name-complex="Times New Roman2"/>
    </style:style>
    <style:style style:name="T12" style:family="text">
      <style:text-properties officeooo:rsid="00003824" style:font-name-complex="Times New Roman2"/>
    </style:style>
    <style:style style:name="T13" style:family="text">
      <style:text-properties fo:language="en" fo:country="US" officeooo:rsid="00003824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4">Дата</text:p>
          </table:table-cell>
          <table:table-cell table:style-name="Таблица1.B1" office:value-type="string">
            <text:p text:style-name="P4">Вид работы</text:p>
          </table:table-cell>
          <table:table-cell table:style-name="Таблица1.C1" table:number-rows-spanned="2" office:value-type="string">
            <text:p text:style-name="P4">Материалы, инструменты, <text:s/>оборудование</text:p>
          </table:table-cell>
          <table:table-cell table:style-name="Таблица1.D1" table:number-rows-spanned="2" office:value-type="string">
            <text:p text:style-name="P4">Технология выполнения</text:p>
          </table:table-cell>
          <table:table-cell table:style-name="Таблица1.E1" table:number-rows-spanned="2" office:value-type="string">
            <text:p text:style-name="P6">Время выполнения</text:p>
          </table:table-cell>
          <table:table-cell table:style-name="Таблица1.F1" table:number-rows-spanned="2" office:value-type="string">
            <text:p text:style-name="P6">Оценка</text:p>
          </table:table-cell>
          <table:table-cell table:style-name="Таблица1.G1" table:number-rows-spanned="2" office:value-type="string">
            <text:p text:style-name="P4">Подпись руководителя практики</text:p>
            <text:p text:style-name="P4"/>
          </table:table-cell>
        </table:table-row>
        <table:table-row>
          <table:covered-table-cell table:style-name="Таблица1.A1"/>
          <table:table-cell table:style-name="Таблица1.B2" office:value-type="string">
            <text:p text:style-name="P5">Перечень работ, алгоритм действий</text:p>
          </table:table-cell>
          <table:covered-table-cell table:style-name="Таблица1.C1"/>
          <table:covered-table-cell table:style-name="Таблица1.D1"/>
          <table:covered-table-cell table:style-name="Таблица1.E1"/>
          <table:covered-table-cell table:style-name="Таблица1.F1"/>
          <table:covered-table-cell table:style-name="Таблица1.G1"/>
        </table:table-row>
        <table:table-row>
          <table:table-cell table:style-name="Таблица1.A3" office:value-type="string">
            <text:p text:style-name="P4">1</text:p>
          </table:table-cell>
          <table:table-cell table:style-name="Таблица1.B3" office:value-type="string">
            <text:p text:style-name="P4">2</text:p>
          </table:table-cell>
          <table:table-cell table:style-name="Таблица1.C3" office:value-type="string">
            <text:p text:style-name="P4">3</text:p>
          </table:table-cell>
          <table:table-cell table:style-name="Таблица1.D3" office:value-type="string">
            <text:p text:style-name="P4">4</text:p>
          </table:table-cell>
          <table:table-cell table:style-name="Таблица1.E3" office:value-type="string">
            <text:p text:style-name="P4">5</text:p>
          </table:table-cell>
          <table:table-cell table:style-name="Таблица1.F3" office:value-type="string">
            <text:p text:style-name="P4">6</text:p>
          </table:table-cell>
          <table:table-cell table:style-name="Таблица1.G3" office:value-type="string">
            <text:p text:style-name="P4">7</text:p>
          </table:table-cell>
        </table:table-row>
        <table:table-row>
          <table:table-cell table:style-name="Таблица1.A4" office:value-type="string">
            <text:p text:style-name="P10">28.11.2023</text:p>
          </table:table-cell>
          <table:table-cell table:style-name="Таблица1.B4" office:value-type="string">
            <text:p text:style-name="P7">Инструктаж по технике безопасности. Основные правила охраны труда и техники безопасности программиста (оператора ЭВМ)</text:p>
          </table:table-cell>
          <table:table-cell table:style-name="Таблица1.C4" office:value-type="string">
            <text:p text:style-name="P8">ПК, нормативные документы</text:p>
          </table:table-cell>
          <table:table-cell table:style-name="Таблица1.D4" office:value-type="string">
            <text:p text:style-name="P18">Задание 1. Определить виды и целевое назначение инструктажей по охране труда на производстве, периодичность их проведения и ответственные лица.</text:p>
            <text:p text:style-name="P18">Задание 2. Найти в системе Консультант типовые инструкции по охране труда при эксплуатации персональных компьютеров; по охране труда для программиста (техника-программиста); правила противопожарного режима. Найти в Интернет инструкцию оказания первой помощи при поражении электрическим током. </text:p>
            <text:p text:style-name="P18">Задание 3. Провести инструктаж по технике безопасности и охране труда среди сотрудников ИТ отдела. </text:p>
            <text:p text:style-name="P18">Задание 4. Оформить отчетные документы по производственной практике. </text:p>
            <text:p text:style-name="P21"/>
            <text:p text:style-name="P20"/>
            <text:p text:style-name="P20"/>
            <text:p text:style-name="P8"/>
          </table:table-cell>
          <table:table-cell table:style-name="Таблица1.E4" office:value-type="string">
            <text:p text:style-name="P11">6</text:p>
          </table:table-cell>
          <table:table-cell table:style-name="Таблица1.F4" office:value-type="string">
            <text:p text:style-name="P11"/>
          </table:table-cell>
          <table:table-cell table:style-name="Таблица1.G4" office:value-type="string">
            <text:p text:style-name="P11"/>
          </table:table-cell>
        </table:table-row>
        <table:table-row>
          <table:table-cell table:style-name="Таблица1.A5" office:value-type="string">
            <text:p text:style-name="P10">29.11.2023</text:p>
          </table:table-cell>
          <table:table-cell table:style-name="Таблица1.B5" office:value-type="string">
            <text:p text:style-name="P9">Анализ предметной области. Определение требований проекта. Разработка <text:s/>документа <text:s/>«Техническое <text:s/>задание» <text:s/>(разработка <text:s/>и <text:s/>оформление <text:s/>документа, согласование документа с заказчиком и руководителем, корректировка документа). Выбор модели разработки программного обеспечения</text:p>
          </table:table-cell>
          <table:table-cell table:style-name="Таблица1.C5" office:value-type="string">
            <text:p text:style-name="P3"><text:span text:style-name="T10">ПК,</text:span>нормативные документы, <text:span text:style-name="T6">Umbrello</text:span></text:p>
          </table:table-cell>
          <table:table-cell table:style-name="Таблица1.D5" office:value-type="string">
            <text:p text:style-name="P15"><text:bookmark text:name="_gjdgxs"/><text:span text:style-name="T7">Задание 1. Работая с источником 1 ознаком</text:span><text:span text:style-name="T8">иться</text:span><text:span text:style-name="T7"> со структурой технического задания на разработку программного продукта (или его частей). Данными исследования заполнит</text:span><text:span text:style-name="T8">ь</text:span><text:span text:style-name="T7"> таблицу 1. Задание 2. <text:s/>Выполнит</text:span><text:span text:style-name="T8">ь</text:span><text:span text:style-name="T7"> анализ предметной области. Для этого перей</text:span><text:span text:style-name="T8">ти </text:span><text:span text:style-name="T7">по ссылке </text:span><text:a xlink:type="simple" xlink:href="https://disk.yandex.ru/i/8LVjXk1OTcNbug" text:style-name="Internet_20_link" text:visited-style-name="Visited_20_Internet_20_Link"><text:span text:style-name="Internet_20_link"><text:span text:style-name="T7">https://disk.yandex.ru/i/8LVjXk1OTcNbug</text:span></text:span></text:a><text:span text:style-name="T7"> <text:s/></text:span><text:span text:style-name="T9">и</text:span><text:span text:style-name="T7"> заполнит</text:span><text:span text:style-name="T8">ь</text:span><text:span text:style-name="T7"> данными столбцов таблицы строки с номером вашего варианта</text:span></text:p>
            <text:p text:style-name="P1"><text:span text:style-name="T10">Задание 3. <text:s/>Ознаком</text:span><text:span text:style-name="T11">иться</text:span><text:span text:style-name="T10"> с примером и шаблоном технического задания.</text:span></text:p>
            <text:p text:style-name="P1"><text:span text:style-name="T10">Задание 4. Используя структуру шаблона и образец технического задания, разработа</text:span><text:span text:style-name="T11">ть</text:span><text:span text:style-name="T10"> техническое задание на разработку бота. Документ должен:</text:span></text:p>
            <text:list xml:id="list3242620558" text:style-name="WWNum3">
              <text:list-item>
                <text:p text:style-name="P26"><text:s/>содержать титульный лист с грифами утверждения и согласования</text:p>
              </text:list-item>
              <text:list-item>
                <text:p text:style-name="P26"><text:s/>Содержание со списком <text:soft-page-break/>разделов и страниц</text:p>
              </text:list-item>
              <text:list-item>
                <text:p text:style-name="P26">Основной текст документа должен быть разделен на разделы, информационное содержание разделов должно соответствовать ГОСТ 19.201-78</text:p>
              </text:list-item>
              <text:list-item>
                <text:p text:style-name="P26">Текст документа оформлен шрифтом размером 12-14 пт., интервал одинарный</text:p>
              </text:list-item>
              <text:list-item>
                <text:p text:style-name="P26">Заголовки разделов выделены полужирным стилем шрифта</text:p>
              </text:list-item>
              <text:list-item>
                <text:p text:style-name="P26">Страницы документа должны быть пронумерованы. Номер страницы должен располагаться в правом нижнем углу <text:soft-page-break/>документа.</text:p>
              </text:list-item>
            </text:list>
            <text:p text:style-name="P1"><text:span text:style-name="T10">Задание 5. Разработа</text:span><text:span text:style-name="T11">ть</text:span><text:span text:style-name="T10"> приложение к техническому заданию - диаграмму классов, поясняющую схему построения классов приложения и их взаимодействие.</text:span></text:p>
            <text:p text:style-name="P2"><text:span text:style-name="T10">Задание 6. Выполнит</text:span><text:span text:style-name="T11">ь</text:span><text:span text:style-name="T10"> обзор документа совместно с руководителем проекта и заказчиком бота для его согласования и утверждения.</text:span></text:p>
          </table:table-cell>
          <table:table-cell table:style-name="Таблица1.E5" office:value-type="string">
            <text:p text:style-name="P14">6</text:p>
          </table:table-cell>
          <table:table-cell table:style-name="Таблица1.F5" office:value-type="string">
            <text:p text:style-name="P11"/>
          </table:table-cell>
          <table:table-cell table:style-name="Таблица1.G5" office:value-type="string">
            <text:p text:style-name="P11"/>
          </table:table-cell>
        </table:table-row>
        <table:table-row>
          <table:table-cell table:style-name="Таблица1.A6" office:value-type="string">
            <text:p text:style-name="P13">30.11.2023</text:p>
          </table:table-cell>
          <table:table-cell table:style-name="Таблица1.B6" office:value-type="string">
            <text:p text:style-name="P9">Анализ предметной области. Определение требований проекта. Разработка <text:s/>документа <text:s/>«Техническое <text:s/>задание» <text:s/>(разработка <text:s/>и <text:s/>оформление <text:s/>документа, согласование документа с заказчиком и руководителем, корректировка документа). Выбор модели разработки программного обеспечения</text:p>
          </table:table-cell>
          <table:table-cell table:style-name="Таблица1.C6" office:value-type="string">
            <text:p text:style-name="P24">ПК, доступ к Интернет, Umbrello</text:p>
          </table:table-cell>
          <table:table-cell table:style-name="Таблица1.D6" office:value-type="string">
            <text:p text:style-name="P22"><text:bookmark text:name="_gjdgxs2"/><text:span text:style-name="T12">Задание 1. <text:s/>ознакомиться с правилами представления классов на языке </text:span><text:span text:style-name="T13">UML</text:span><text:span text:style-name="T12">. </text:span></text:p>
            <text:p text:style-name="P22"><text:span text:style-name="T12"><text:s/>Задание 2.составить <text:s/>диаграмму классов. </text:span></text:p>
            <text:p text:style-name="P23"><text:span text:style-name="T2">Задание 3. <text:s/>состав</text:span><text:span text:style-name="T3">ить</text:span><text:span text:style-name="T2"> спецификацию программного приложения.</text:span></text:p>
            <text:p text:style-name="P23"><text:span text:style-name="T2">Задание 4. Работая с диаграммой классов соста</text:span><text:span text:style-name="T3">вить</text:span><text:span text:style-name="T2"> описание предметной области</text:span><text:span text:style-name="T4">ыы</text:span></text:p>
            <text:p text:style-name="P25"><text:soft-page-break/><text:s/>в терминах ООП.</text:p>
            <text:p text:style-name="P23"><text:span text:style-name="T2">Задание 5. Работая с редактором </text:span><text:span text:style-name="T5">DRAW</text:span><text:span text:style-name="T2">.</text:span><text:span text:style-name="T5">IO</text:span><text:span text:style-name="T2"> , </text:span></text:p>
          </table:table-cell>
          <table:table-cell table:style-name="Таблица1.E6" office:value-type="string">
            <text:p text:style-name="P11">6</text:p>
          </table:table-cell>
          <table:table-cell table:style-name="Таблица1.F6" office:value-type="string">
            <text:p text:style-name="P11"/>
          </table:table-cell>
          <table:table-cell table:style-name="Таблица1.G6" office:value-type="string">
            <text:p text:style-name="P11"/>
          </table:table-cell>
        </table:table-row>
        <table:table-row table:style-name="Таблица1.7">
          <table:table-cell table:style-name="Таблица1.A7" office:value-type="string">
            <text:p text:style-name="P10">01.12.2023</text:p>
          </table:table-cell>
          <table:table-cell table:style-name="Таблица1.B7" office:value-type="string">
            <text:p text:style-name="P18">Выполнение работ внешнего проектирования программного продукта: разработка внешней спецификации, разработка тестов, математическое моделирование.</text:p>
            <text:p text:style-name="P10"/>
          </table:table-cell>
          <table:table-cell table:style-name="Таблица1.C7" office:value-type="string">
            <text:p text:style-name="P10"/>
          </table:table-cell>
          <table:table-cell table:style-name="Таблица1.D7" office:value-type="string">
            <text:p text:style-name="P10"/>
          </table:table-cell>
          <table:table-cell table:style-name="Таблица1.E7" office:value-type="string">
            <text:p text:style-name="P11">6</text:p>
          </table:table-cell>
          <table:table-cell table:style-name="Таблица1.F7" office:value-type="string">
            <text:p text:style-name="P11"/>
          </table:table-cell>
          <table:table-cell table:style-name="Таблица1.G7" office:value-type="string">
            <text:p text:style-name="P11"/>
          </table:table-cell>
        </table:table-row>
        <table:table-row>
          <table:table-cell table:style-name="Таблица1.A8" office:value-type="string">
            <text:p text:style-name="P12">02.12.2023</text:p>
          </table:table-cell>
          <table:table-cell table:style-name="Таблица1.B8" office:value-type="string">
            <text:p text:style-name="P19">Выполнение работ внутреннего проектирования программного продукта: разработка схем проекта, математическое моделирование; разработка документа «Пояснительная записка» (разработка, оформление и согласование документа)</text:p>
          </table:table-cell>
          <table:table-cell table:style-name="Таблица1.C8" office:value-type="string">
            <text:p text:style-name="P10"/>
          </table:table-cell>
          <table:table-cell table:style-name="Таблица1.D8" office:value-type="string">
            <text:p text:style-name="P10"/>
          </table:table-cell>
          <table:table-cell table:style-name="Таблица1.E8" office:value-type="string">
            <text:p text:style-name="P11">6</text:p>
          </table:table-cell>
          <table:table-cell table:style-name="Таблица1.F8" office:value-type="string">
            <text:p text:style-name="P11"/>
          </table:table-cell>
          <table:table-cell table:style-name="Таблица1.G8" office:value-type="string">
            <text:p text:style-name="P11"/>
          </table:table-cell>
        </table:table-row>
        <table:table-row>
          <table:table-cell table:style-name="Таблица1.A9" office:value-type="string">
            <text:p text:style-name="P12">0412.2023</text:p>
          </table:table-cell>
          <table:table-cell table:style-name="Таблица1.B9" office:value-type="string">
            <text:p text:style-name="P19">Выполнение работ по разработке ядра программы согласно проектной документации</text:p>
          </table:table-cell>
          <table:table-cell table:style-name="Таблица1.C9" office:value-type="string">
            <text:p text:style-name="P10"/>
          </table:table-cell>
          <table:table-cell table:style-name="Таблица1.D9" office:value-type="string">
            <text:p text:style-name="P10"/>
          </table:table-cell>
          <table:table-cell table:style-name="Таблица1.E9" office:value-type="string">
            <text:p text:style-name="P11">6</text:p>
          </table:table-cell>
          <table:table-cell table:style-name="Таблица1.F9" office:value-type="string">
            <text:p text:style-name="P11"/>
          </table:table-cell>
          <table:table-cell table:style-name="Таблица1.G9" office:value-type="string">
            <text:p text:style-name="P11"/>
          </table:table-cell>
        </table:table-row>
        <table:table-row>
          <table:table-cell table:style-name="Таблица1.A10" office:value-type="string">
            <text:p text:style-name="P12">05.12.2023</text:p>
          </table:table-cell>
          <table:table-cell table:style-name="Таблица1.B10" office:value-type="string">
            <text:p text:style-name="P18">Выполнение работ по разработке функциональной части программы</text:p>
            <text:p text:style-name="P10"/>
          </table:table-cell>
          <table:table-cell table:style-name="Таблица1.C10" office:value-type="string">
            <text:p text:style-name="P10"/>
          </table:table-cell>
          <table:table-cell table:style-name="Таблица1.D10" office:value-type="string">
            <text:p text:style-name="P10"/>
          </table:table-cell>
          <table:table-cell table:style-name="Таблица1.E10" office:value-type="string">
            <text:p text:style-name="P11">6</text:p>
          </table:table-cell>
          <table:table-cell table:style-name="Таблица1.F10" office:value-type="string">
            <text:p text:style-name="P11"/>
          </table:table-cell>
          <table:table-cell table:style-name="Таблица1.G10" office:value-type="string">
            <text:p text:style-name="P11"/>
          </table:table-cell>
        </table:table-row>
        <table:table-row>
          <table:table-cell table:style-name="Таблица1.A11" office:value-type="string">
            <text:p text:style-name="P12">06.12.2023</text:p>
          </table:table-cell>
          <table:table-cell table:style-name="Таблица1.B11" office:value-type="string">
            <text:p text:style-name="P18">Выполнение работ по отладке программы с использованием специализированных средств отладки</text:p>
            <text:p text:style-name="P10"/>
          </table:table-cell>
          <table:table-cell table:style-name="Таблица1.C11" office:value-type="string">
            <text:p text:style-name="P10"/>
          </table:table-cell>
          <table:table-cell table:style-name="Таблица1.D11" office:value-type="string">
            <text:p text:style-name="P10"/>
          </table:table-cell>
          <table:table-cell table:style-name="Таблица1.E11" office:value-type="string">
            <text:p text:style-name="P11">6</text:p>
          </table:table-cell>
          <table:table-cell table:style-name="Таблица1.F11" office:value-type="string">
            <text:p text:style-name="P11"/>
          </table:table-cell>
          <table:table-cell table:style-name="Таблица1.G11" office:value-type="string">
            <text:p text:style-name="P11"/>
          </table:table-cell>
        </table:table-row>
        <text:soft-page-break/>
        <table:table-row>
          <table:table-cell table:style-name="Таблица1.A12" office:value-type="string">
            <text:p text:style-name="P12">07.12.2023</text:p>
          </table:table-cell>
          <table:table-cell table:style-name="Таблица1.B12" office:value-type="string">
            <text:p text:style-name="P18">Выполнение работ по разработке сервисной части программы</text:p>
            <text:p text:style-name="P10"/>
          </table:table-cell>
          <table:table-cell table:style-name="Таблица1.C12" office:value-type="string">
            <text:p text:style-name="P10"/>
          </table:table-cell>
          <table:table-cell table:style-name="Таблица1.D12" office:value-type="string">
            <text:p text:style-name="P10"/>
          </table:table-cell>
          <table:table-cell table:style-name="Таблица1.E12" office:value-type="string">
            <text:p text:style-name="P11">6</text:p>
          </table:table-cell>
          <table:table-cell table:style-name="Таблица1.F12" office:value-type="string">
            <text:p text:style-name="P11"/>
          </table:table-cell>
          <table:table-cell table:style-name="Таблица1.G12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12">09.12.2023</text:p>
          </table:table-cell>
          <table:table-cell table:style-name="Таблица1.B13" office:value-type="string">
            <text:p text:style-name="P18">Выполнение работ по интеграции модулей в программную систему, выполнение задач контроля версий, получение версии заданного функционала</text:p>
            <text:p text:style-name="P10"/>
          </table:table-cell>
          <table:table-cell table:style-name="Таблица1.C13" office:value-type="string">
            <text:p text:style-name="P10"/>
          </table:table-cell>
          <table:table-cell table:style-name="Таблица1.D13" office:value-type="string">
            <text:p text:style-name="P10"/>
          </table:table-cell>
          <table:table-cell table:style-name="Таблица1.E13" office:value-type="string">
            <text:p text:style-name="P11">6</text:p>
          </table:table-cell>
          <table:table-cell table:style-name="Таблица1.F13" office:value-type="string">
            <text:p text:style-name="P11"/>
          </table:table-cell>
          <table:table-cell table:style-name="Таблица1.G13" office:value-type="string">
            <text:p text:style-name="P11"/>
          </table:table-cell>
        </table:table-row>
        <table:table-row>
          <table:table-cell table:style-name="Таблица1.A14" office:value-type="string">
            <text:p text:style-name="P12">11.12.2023</text:p>
          </table:table-cell>
          <table:table-cell table:style-name="Таблица1.B14" office:value-type="string">
            <text:p text:style-name="P18">Выполнение работ по интеграции модулей в программную систему, выполнение задач контроля версий, получение версии заданного функционала</text:p>
            <text:p text:style-name="P18">Выполнение работ по тестированию, верификации и аттестации программных модулей, документирование процесса верификации и аттестации </text:p>
            <text:p text:style-name="P10"/>
          </table:table-cell>
          <table:table-cell table:style-name="Таблица1.C14" office:value-type="string">
            <text:p text:style-name="P10"/>
          </table:table-cell>
          <table:table-cell table:style-name="Таблица1.D14" office:value-type="string">
            <text:p text:style-name="P10"/>
          </table:table-cell>
          <table:table-cell table:style-name="Таблица1.E14" office:value-type="string">
            <text:p text:style-name="P11">6</text:p>
          </table:table-cell>
          <table:table-cell table:style-name="Таблица1.F14" office:value-type="string">
            <text:p text:style-name="P11"/>
          </table:table-cell>
          <table:table-cell table:style-name="Таблица1.G14" office:value-type="string">
            <text:p text:style-name="P11"/>
          </table:table-cell>
        </table:table-row>
      </table:table>
      <text:p text:style-name="P16"/>
      <text:p text:style-name="Standard"/>
      <text:p text:style-name="Standard"/>
      <text:p text:style-name="P17">Программа практики выполнена в полном объеме – <text:s/>72 часа</text:p>
      <text:p text:style-name="Standard"><text:span text:style-name="T1">Руководитель практики<text:tab/><text:tab/><text:tab/><text:tab/><text:tab/><text:tab/>Гаврилов И. О</text:span><text:bookmark text:name="_GoBack"/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roid Sans Devanagari" svg:font-family="'Droid Sans Devanagari'"/>
    <style:font-face style:name="GOST type B" svg:font-family="'GOST type B'"/>
    <style:font-face style:name="GOST type B1" svg:font-family="'GOST type B'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0pt" fo:language="ru" fo:country="RU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0pt" fo:language="ru" fo:country="RU" style:font-name-asian="Tahoma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margin-top="0cm" fo:margin-bottom="0.353cm" style:contextual-spacing="false" fo:line-height="115%" fo:text-align="start" style:justify-single-word="false"/>
    </style:style>
    <style:style style:name="Normal" style:family="paragraph"/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DStyle_5f_paragraph" style:display-name="DStyle_paragraph" style:family="paragraph">
      <style:text-properties fo:color="#000000" loext:opacity="100%" style:font-name="Calibri" fo:font-family="Calibri" fo:font-size="11pt" fo:language="ru" fo:country="RU" style:font-name-asian="Calibri" style:font-family-asian="Calibri" style:font-name-complex="Calibri" style:font-family-complex="Calibri"/>
    </style:style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Tahoma" style:font-family-asian="Tahoma" style:font-name-complex="Droid Sans Devanagari" style:font-family-complex="'Droid Sans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/>
    </style:style>
    <style:style style:name="Index" style:family="paragraph" style:parent-style-name="Standard" style:class="index">
      <style:text-properties style:font-name-complex="Droid Sans Devanagari" style:font-family-complex="'Droid Sans Devanagari'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Standard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Standard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false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 fo:text-align="start" style:justify-single-word="false"/>
    </style:style>
    <style:style style:name="Title" style:family="paragraph" style:parent-style-name="Standard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Standard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/>
    </style:style>
    <style:style style:name="Contents_20_1" style:display-name="Contents 1" style:family="paragraph" style:paren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>
      <style:paragraph-properties fo:margin-top="0cm" fo:margin-bottom="0.353cm" style:contextual-spacing="false" fo:line-height="115%" fo:text-align="start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/>
    </style:style>
    <style:style style:name="Endnote_20_Text_20_Char" style:display-name="Endnote Text Char" style:family="text">
      <style:text-properties fo:font-size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Название_20_Знак" style:display-name="Название Знак" style:family="text" style:parent-style-name="Default_20_Paragraph_20_Font">
      <style:text-properties fo:font-size="24pt"/>
    </style:style>
    <style:style style:name="Подзаголовок_20_Знак" style:display-name="Подзаголовок Знак" style:family="text" style:parent-style-name="Default_20_Paragraph_20_Font">
      <style:text-properties fo:font-size="12pt"/>
    </style:style>
    <style:style style:name="Цитата_20_2_20_Знак" style:display-name="Цитата 2 Знак" style:family="text">
      <style:text-properties fo:font-style="italic"/>
    </style:style>
    <style:style style:name="Выделенная_20_цитата_20_Знак" style:display-name="Выделенная цитата Знак" style:family="text">
      <style:text-properties fo:font-style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сноски_20_Знак" style:display-name="Текст сноски Знак" style:family="text">
      <style:text-properties fo:font-size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28T09:51:25Z</meta:creation-date>
    <dc:date>2023-11-30T12:44:38.230910015</dc:date>
    <meta:editing-duration>PT17M49S</meta:editing-duration>
    <meta:editing-cycles>3</meta:editing-cycles>
    <meta:document-statistic meta:table-count="1" meta:image-count="0" meta:object-count="0" meta:page-count="6" meta:paragraph-count="75" meta:word-count="537" meta:character-count="4409" meta:non-whitespace-character-count="3913"/>
  </office:meta>
</office:document-meta>
</file>